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6cm" fo:min-width="5.1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5.842cm" svg:height="1.778cm" svg:x="10.922cm" svg:y="0.508cm">
          <text:p text:style-name="P1">Puppet Cata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5.842cm" svg:height="1.778cm" svg:x="14.478cm" svg:y="9.144cm">
          <text:p text:style-name="P1">JS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5.842cm" svg:height="1.778cm" svg:x="10.922cm" svg:y="3.556cm">
          <text:p text:style-name="P1">Custom Rakefile</text:p>
          <text:p text:style-name="P1">and/or Scrip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5.842cm" svg:height="1.778cm" svg:x="0.254cm" svg:y="3.556cm">
          <text:p text:style-name="P1">Pupp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5.842cm" svg:height="1.778cm" svg:x="1.016cm" svg:y="5.588cm">
          <text:p text:style-name="P1">Puppet 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5.842cm" svg:height="1.778cm" svg:x="1.778cm" svg:y="7.62cm">
          <text:p text:style-name="P1">Rub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5.842cm" svg:height="1.778cm" svg:x="7.62cm" svg:y="9.144cm">
          <text:p text:style-name="P1">Ruby 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5.842cm" svg:height="1.778cm" svg:x="10.893cm" svg:y="6.604cm">
          <text:p text:style-name="P1">Librari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5.842cm" svg:height="1.778cm" svg:x="20.32cm" svg:y="7.62cm">
          <text:p text:style-name="P1">YA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5.842cm" svg:height="1.778cm" svg:x="21.082cm" svg:y="5.588cm">
          <text:p text:style-name="P1">Unit Te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5.842cm" svg:height="1.778cm" svg:x="21.844cm" svg:y="3.556cm">
          <text:p text:style-name="P1">System Te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3.843cm" svg:y1="2.286cm" svg:x2="13.843cm" svg:y2="3.556cm" draw:start-shape="id1" draw:start-glue-point="2" draw:end-shape="id2" draw:end-glue-point="0" svg:d="M13843 2286v1270" svg:viewBox="0 0 1 1271">
          <text:p/>
        </draw:connector>
        <draw:connector draw:style-name="gr2" draw:text-style-name="P2" draw:layer="layout" draw:type="line" svg:x1="13.843cm" svg:y1="5.334cm" svg:x2="13.814cm" svg:y2="6.604cm" draw:start-shape="id2" draw:start-glue-point="2" draw:end-shape="id3" draw:end-glue-point="0" svg:d="M13843 5334l-29 1270" svg:viewBox="0 0 30 1271">
          <text:p/>
        </draw:connector>
        <draw:connector draw:style-name="gr2" draw:text-style-name="P2" draw:layer="layout" draw:type="line" svg:x1="10.922cm" svg:y1="4.445cm" svg:x2="6.096cm" svg:y2="4.445cm" draw:start-shape="id2" draw:start-glue-point="3" draw:end-shape="id4" draw:end-glue-point="1" svg:d="M10922 4445h-4826" svg:viewBox="0 0 4827 1">
          <text:p/>
        </draw:connector>
        <draw:connector draw:style-name="gr2" draw:text-style-name="P2" draw:layer="layout" draw:type="line" svg:x1="10.922cm" svg:y1="4.445cm" svg:x2="6.858cm" svg:y2="6.477cm" draw:start-shape="id2" draw:start-glue-point="3" draw:end-shape="id5" draw:end-glue-point="1" svg:d="M10922 4445l-4064 2032" svg:viewBox="0 0 4065 2033">
          <text:p/>
        </draw:connector>
        <draw:connector draw:style-name="gr2" draw:text-style-name="P2" draw:layer="layout" draw:type="line" svg:x1="10.922cm" svg:y1="4.445cm" svg:x2="7.62cm" svg:y2="8.509cm" draw:start-shape="id2" draw:start-glue-point="3" draw:end-shape="id6" draw:end-glue-point="1" svg:d="M10922 4445l-3302 4064" svg:viewBox="0 0 3303 4065">
          <text:p/>
        </draw:connector>
        <draw:connector draw:style-name="gr2" draw:text-style-name="P2" draw:layer="layout" draw:type="line" svg:x1="13.843cm" svg:y1="5.334cm" svg:x2="10.541cm" svg:y2="9.144cm" draw:start-shape="id2" draw:start-glue-point="2" draw:end-shape="id7" draw:end-glue-point="0" svg:d="M13843 5334l-3302 3810" svg:viewBox="0 0 3303 3811">
          <text:p/>
        </draw:connector>
        <draw:connector draw:style-name="gr2" draw:text-style-name="P2" draw:layer="layout" draw:type="line" svg:x1="13.843cm" svg:y1="5.334cm" svg:x2="17.399cm" svg:y2="9.144cm" draw:start-shape="id2" draw:start-glue-point="2" draw:end-shape="id8" draw:end-glue-point="0" svg:d="M13843 5334l3556 3810" svg:viewBox="0 0 3557 3811">
          <text:p/>
        </draw:connector>
        <draw:connector draw:style-name="gr2" draw:text-style-name="P2" draw:layer="layout" draw:type="line" svg:x1="16.764cm" svg:y1="4.445cm" svg:x2="21.844cm" svg:y2="4.445cm" draw:start-shape="id2" draw:start-glue-point="1" draw:end-shape="id9" svg:d="M16764 4445h5080" svg:viewBox="0 0 5081 1">
          <text:p/>
        </draw:connector>
        <draw:connector draw:style-name="gr2" draw:text-style-name="P2" draw:layer="layout" draw:type="line" svg:x1="16.764cm" svg:y1="4.445cm" svg:x2="21.082cm" svg:y2="6.477cm" draw:start-shape="id2" draw:start-glue-point="1" draw:end-shape="id10" svg:d="M16764 4445l4318 2032" svg:viewBox="0 0 4319 2033">
          <text:p/>
        </draw:connector>
        <draw:connector draw:style-name="gr2" draw:text-style-name="P2" draw:layer="layout" draw:type="line" svg:x1="16.764cm" svg:y1="4.445cm" svg:x2="20.32cm" svg:y2="8.509cm" draw:start-shape="id2" draw:start-glue-point="1" draw:end-shape="id11" draw:end-glue-point="3" svg:d="M16764 4445l3556 4064" svg:viewBox="0 0 3557 4065">
          <text:p/>
        </draw:connector>
        <draw:custom-shape draw:style-name="gr1" draw:text-style-name="P1" xml:id="id13" draw:id="id13" draw:layer="layout" svg:width="5.842cm" svg:height="1.778cm" svg:x="10.922cm" svg:y="18.796cm">
          <text:p text:style-name="P1">Diagnostic 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6" draw:id="id16" draw:layer="layout" svg:width="5.842cm" svg:height="1.778cm" svg:x="0cm" svg:y="12.192cm">
          <text:p text:style-name="P1">Puppet 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5.842cm" svg:height="1.778cm" svg:x="0.762cm" svg:y="14.478cm">
          <text:p text:style-name="P1">Puppet L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5.842cm" svg:height="1.778cm" svg:x="1.195cm" svg:y="16.764cm">
          <text:p text:style-name="P1">Puppet Template</text:p>
          <text:p text:style-name="P1">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7" draw:id="id17" draw:layer="layout" svg:width="5.842cm" svg:height="1.778cm" svg:x="5.334cm" svg:y="12.192cm">
          <text:p text:style-name="P1">Ruby 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8" draw:id="id18" draw:layer="layout" svg:width="5.842cm" svg:height="1.778cm" svg:x="7.112cm" svg:y="14.478cm">
          <text:p text:style-name="P1">Ruboc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5.842cm" svg:height="1.778cm" svg:x="7.612cm" svg:y="16.764cm">
          <text:p text:style-name="P1">Ree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9" draw:id="id19" draw:layer="layout" svg:width="5.842cm" svg:height="1.778cm" svg:x="11.109cm" svg:y="12.192cm">
          <text:p text:style-name="P1">Ruby Template</text:p>
          <text:p text:style-name="P1">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0" draw:id="id20" draw:layer="layout" svg:width="5.842cm" svg:height="1.778cm" svg:x="14.986cm" svg:y="14.478cm">
          <text:p text:style-name="P1">JSON 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1" draw:id="id21" draw:layer="layout" svg:width="5.842cm" svg:height="1.778cm" svg:x="14.224cm" svg:y="16.764cm">
          <text:p text:style-name="P1">YAML 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2" draw:id="id22" draw:layer="layout" svg:width="5.842cm" svg:height="1.778cm" svg:x="22.158cm" svg:y="12.192cm">
          <text:p text:style-name="P1">RSpe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3" draw:id="id23" draw:layer="layout" svg:width="5.842cm" svg:height="1.778cm" svg:x="21.336cm" svg:y="14.478cm">
          <text:p text:style-name="P1">Rspec Pupp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4" draw:id="id24" draw:layer="layout" svg:width="5.842cm" svg:height="1.778cm" svg:x="20.828cm" svg:y="16.764cm">
          <text:p text:style-name="P1">Bea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0.533cm" svg:y1="18.542cm" svg:x2="10.922cm" svg:y2="19.685cm" draw:start-shape="id12" draw:start-glue-point="2" draw:end-shape="id13" svg:d="M10533 18542l389 1143" svg:viewBox="0 0 390 1144">
          <text:p/>
        </draw:connector>
        <draw:connector draw:style-name="gr2" draw:text-style-name="P2" draw:layer="layout" draw:type="line" svg:x1="4.116cm" svg:y1="18.542cm" svg:x2="10.922cm" svg:y2="19.685cm" draw:start-shape="id14" draw:start-glue-point="2" draw:end-shape="id13" draw:end-glue-point="3" svg:d="M4116 18542l6806 1143" svg:viewBox="0 0 6807 1144">
          <text:p/>
        </draw:connector>
        <draw:connector draw:style-name="gr2" draw:text-style-name="P2" draw:layer="layout" draw:type="line" svg:x1="3.683cm" svg:y1="16.256cm" svg:x2="10.922cm" svg:y2="19.685cm" draw:start-shape="id15" draw:start-glue-point="2" draw:end-shape="id13" svg:d="M3683 16256l7239 3429" svg:viewBox="0 0 7240 3430">
          <text:p/>
        </draw:connector>
        <draw:connector draw:style-name="gr2" draw:text-style-name="P2" draw:layer="layout" draw:type="line" svg:x1="2.921cm" svg:y1="13.97cm" svg:x2="10.922cm" svg:y2="19.685cm" draw:start-shape="id16" draw:start-glue-point="2" draw:end-shape="id13" draw:end-glue-point="3" svg:d="M2921 13970l8001 5715" svg:viewBox="0 0 8002 5716">
          <text:p/>
        </draw:connector>
        <draw:connector draw:style-name="gr2" draw:text-style-name="P2" draw:layer="layout" draw:type="line" svg:x1="8.255cm" svg:y1="13.97cm" svg:x2="13.843cm" svg:y2="18.796cm" draw:start-shape="id17" draw:start-glue-point="2" draw:end-shape="id13" draw:end-glue-point="0" svg:d="M8255 13970l5588 4826" svg:viewBox="0 0 5589 4827">
          <text:p/>
        </draw:connector>
        <draw:connector draw:style-name="gr2" draw:text-style-name="P2" draw:layer="layout" draw:type="line" svg:x1="10.033cm" svg:y1="16.256cm" svg:x2="13.843cm" svg:y2="18.796cm" draw:start-shape="id18" draw:start-glue-point="2" draw:end-shape="id13" draw:end-glue-point="0" svg:d="M10033 16256l3810 2540" svg:viewBox="0 0 3811 2541">
          <text:p/>
        </draw:connector>
        <draw:connector draw:style-name="gr2" draw:text-style-name="P2" draw:layer="layout" draw:type="line" svg:x1="14.03cm" svg:y1="13.97cm" svg:x2="13.843cm" svg:y2="18.796cm" draw:start-shape="id19" draw:start-glue-point="2" draw:end-shape="id13" draw:end-glue-point="0" svg:d="M14030 13970l-187 4826" svg:viewBox="0 0 188 4827">
          <text:p/>
        </draw:connector>
        <draw:connector draw:style-name="gr2" draw:text-style-name="P2" draw:layer="layout" draw:type="line" svg:x1="17.907cm" svg:y1="16.256cm" svg:x2="13.843cm" svg:y2="18.796cm" draw:start-shape="id20" draw:start-glue-point="2" draw:end-shape="id13" draw:end-glue-point="0" svg:d="M17907 16256l-4064 2540" svg:viewBox="0 0 4065 2541">
          <text:p/>
        </draw:connector>
        <draw:connector draw:style-name="gr2" draw:text-style-name="P2" draw:layer="layout" draw:type="line" svg:x1="17.145cm" svg:y1="18.542cm" svg:x2="16.764cm" svg:y2="19.685cm" draw:start-shape="id21" draw:start-glue-point="2" draw:end-shape="id13" draw:end-glue-point="1" svg:d="M17145 18542l-381 1143" svg:viewBox="0 0 382 1144">
          <text:p/>
        </draw:connector>
        <draw:connector draw:style-name="gr2" draw:text-style-name="P2" draw:layer="layout" draw:type="line" svg:x1="25.079cm" svg:y1="13.97cm" svg:x2="16.764cm" svg:y2="19.685cm" draw:start-shape="id22" draw:start-glue-point="2" draw:end-shape="id13" draw:end-glue-point="1" svg:d="M25079 13970l-8315 5715" svg:viewBox="0 0 8316 5716">
          <text:p/>
        </draw:connector>
        <draw:connector draw:style-name="gr2" draw:text-style-name="P2" draw:layer="layout" draw:type="line" svg:x1="24.257cm" svg:y1="16.256cm" svg:x2="16.764cm" svg:y2="19.685cm" draw:start-shape="id23" draw:start-glue-point="2" draw:end-shape="id13" draw:end-glue-point="1" svg:d="M24257 16256l-7493 3429" svg:viewBox="0 0 7494 3430">
          <text:p/>
        </draw:connector>
        <draw:connector draw:style-name="gr2" draw:text-style-name="P2" draw:layer="layout" draw:type="line" svg:x1="23.749cm" svg:y1="18.542cm" svg:x2="16.764cm" svg:y2="19.685cm" draw:start-shape="id24" draw:start-glue-point="2" draw:end-shape="id13" draw:end-glue-point="1" svg:d="M23749 18542l-6985 1143" svg:viewBox="0 0 6986 1144">
          <text:p/>
        </draw:connector>
        <draw:connector draw:style-name="gr2" draw:text-style-name="P2" draw:layer="layout" draw:type="line" svg:x1="3.175cm" svg:y1="5.334cm" svg:x2="2.921cm" svg:y2="12.192cm" draw:start-shape="id4" draw:start-glue-point="2" draw:end-shape="id16" draw:end-glue-point="0" svg:d="M3175 5334l-254 6858" svg:viewBox="0 0 255 6859">
          <text:p/>
        </draw:connector>
        <draw:connector draw:style-name="gr2" draw:text-style-name="P2" draw:layer="layout" draw:type="line" svg:x1="3.175cm" svg:y1="5.334cm" svg:x2="3.683cm" svg:y2="14.478cm" draw:start-shape="id4" draw:start-glue-point="2" draw:end-shape="id15" draw:end-glue-point="0" svg:d="M3175 5334l508 9144" svg:viewBox="0 0 509 9145">
          <text:p/>
        </draw:connector>
        <draw:connector draw:style-name="gr2" draw:text-style-name="P2" draw:layer="layout" draw:type="line" svg:x1="3.937cm" svg:y1="7.366cm" svg:x2="4.116cm" svg:y2="16.764cm" draw:start-shape="id5" draw:start-glue-point="2" draw:end-shape="id14" draw:end-glue-point="0" svg:d="M3937 7366l179 9398" svg:viewBox="0 0 180 9399">
          <text:p/>
        </draw:connector>
        <draw:connector draw:style-name="gr2" draw:text-style-name="P2" draw:layer="layout" draw:type="line" svg:x1="4.699cm" svg:y1="9.398cm" svg:x2="8.255cm" svg:y2="12.192cm" draw:start-shape="id6" draw:start-glue-point="2" draw:end-shape="id17" draw:end-glue-point="0" svg:d="M4699 9398l3556 2794" svg:viewBox="0 0 3557 2795">
          <text:p/>
        </draw:connector>
        <draw:connector draw:style-name="gr2" draw:text-style-name="P2" draw:layer="layout" draw:type="line" svg:x1="4.699cm" svg:y1="9.398cm" svg:x2="10.033cm" svg:y2="14.478cm" draw:start-shape="id6" draw:start-glue-point="2" draw:end-shape="id18" draw:end-glue-point="0" svg:d="M4699 9398l5334 5080" svg:viewBox="0 0 5335 5081">
          <text:p/>
        </draw:connector>
        <draw:connector draw:style-name="gr2" draw:text-style-name="P2" draw:layer="layout" draw:type="line" svg:x1="4.699cm" svg:y1="9.398cm" svg:x2="10.533cm" svg:y2="16.764cm" draw:start-shape="id6" draw:start-glue-point="2" draw:end-shape="id12" draw:end-glue-point="0" svg:d="M4699 9398l5834 7366" svg:viewBox="0 0 5835 7367">
          <text:p/>
        </draw:connector>
        <draw:connector draw:style-name="gr2" draw:text-style-name="P2" draw:layer="layout" draw:type="line" svg:x1="10.541cm" svg:y1="10.922cm" svg:x2="14.03cm" svg:y2="12.192cm" draw:start-shape="id7" draw:start-glue-point="2" draw:end-shape="id19" draw:end-glue-point="0" svg:d="M10541 10922l3489 1270" svg:viewBox="0 0 3490 1271">
          <text:p/>
        </draw:connector>
        <draw:connector draw:style-name="gr2" draw:text-style-name="P2" draw:layer="layout" draw:type="line" svg:x1="23.241cm" svg:y1="9.398cm" svg:x2="17.145cm" svg:y2="16.764cm" draw:start-shape="id11" draw:start-glue-point="2" draw:end-shape="id21" draw:end-glue-point="0" svg:d="M23241 9398l-6096 7366" svg:viewBox="0 0 6097 7367">
          <text:p/>
        </draw:connector>
        <draw:connector draw:style-name="gr2" draw:text-style-name="P2" draw:layer="layout" draw:type="line" svg:x1="24.003cm" svg:y1="7.366cm" svg:x2="25.079cm" svg:y2="12.192cm" draw:start-shape="id10" draw:start-glue-point="2" draw:end-shape="id22" draw:end-glue-point="0" svg:d="M24003 7366l1076 4826" svg:viewBox="0 0 1077 4827">
          <text:p/>
        </draw:connector>
        <draw:connector draw:style-name="gr2" draw:text-style-name="P2" draw:layer="layout" draw:type="line" svg:x1="24.003cm" svg:y1="7.366cm" svg:x2="24.257cm" svg:y2="14.478cm" draw:start-shape="id10" draw:start-glue-point="2" draw:end-shape="id23" svg:d="M24003 7366l254 7112" svg:viewBox="0 0 255 7113">
          <text:p/>
        </draw:connector>
        <draw:connector draw:style-name="gr2" draw:text-style-name="P2" draw:layer="layout" draw:type="line" svg:x1="24.765cm" svg:y1="5.334cm" svg:x2="23.749cm" svg:y2="16.764cm" draw:start-shape="id9" draw:start-glue-point="2" draw:end-shape="id24" draw:end-glue-point="0" svg:d="M24765 5334l-1016 11430" svg:viewBox="0 0 1017 11431">
          <text:p/>
        </draw:connector>
        <draw:custom-shape draw:style-name="gr1" draw:text-style-name="P1" xml:id="id25" draw:id="id25" draw:layer="layout" svg:width="5.842cm" svg:height="1.778cm" svg:x="16.764cm" svg:y="12.192cm">
          <text:p text:style-name="P1">Metadata JSON</text:p>
          <text:p text:style-name="P1">L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7.399cm" svg:y1="10.922cm" svg:x2="19.685cm" svg:y2="12.192cm" draw:start-shape="id8" draw:start-glue-point="2" draw:end-shape="id25" draw:end-glue-point="0" svg:d="M17399 10922l2286 1270" svg:viewBox="0 0 2287 1271">
          <text:p/>
        </draw:connector>
        <draw:connector draw:style-name="gr2" draw:text-style-name="P2" draw:layer="layout" draw:type="line" svg:x1="17.399cm" svg:y1="10.922cm" svg:x2="17.907cm" svg:y2="14.478cm" draw:start-shape="id8" draw:start-glue-point="2" draw:end-shape="id20" svg:d="M17399 10922l508 3556" svg:viewBox="0 0 509 3557">
          <text:p/>
        </draw:connector>
        <draw:connector draw:style-name="gr2" draw:text-style-name="P2" draw:layer="layout" draw:type="line" svg:x1="19.685cm" svg:y1="13.97cm" svg:x2="13.843cm" svg:y2="18.796cm" draw:start-shape="id25" draw:start-glue-point="2" draw:end-shape="id13" draw:end-glue-point="0" svg:d="M19685 13970l-5842 4826" svg:viewBox="0 0 5843 4827">
          <text:p/>
        </draw:connector>
        <draw:connector draw:style-name="gr2" draw:text-style-name="P2" draw:layer="layout" draw:type="line" svg:x1="13.814cm" svg:y1="8.382cm" svg:x2="8.255cm" svg:y2="12.192cm" draw:start-shape="id3" draw:start-glue-point="2" draw:end-shape="id17" draw:end-glue-point="0" svg:d="M13814 8382l-5559 3810" svg:viewBox="0 0 5560 3811">
          <text:p/>
        </draw:connector>
        <draw:connector draw:style-name="gr2" draw:text-style-name="P2" draw:layer="layout" draw:type="line" svg:x1="13.814cm" svg:y1="8.382cm" svg:x2="10.033cm" svg:y2="14.478cm" draw:start-shape="id3" draw:start-glue-point="2" draw:end-shape="id18" draw:end-glue-point="0" svg:d="M13814 8382l-3781 6096" svg:viewBox="0 0 3782 6097">
          <text:p/>
        </draw:connecto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</meta:initial-creator>
    <meta:creation-date>2016-04-18T13:22:46.643413302</meta:creation-date>
    <dc:date>2016-04-20T12:10:30.176814789</dc:date>
    <dc:creator>Matt </dc:creator>
    <meta:editing-duration>PT6M32S</meta:editing-duration>
    <meta:editing-cycles>4</meta:editing-cycles>
    <meta:generator>LibreOffice/5.0.5.2$Linux_X86_64 LibreOffice_project/00m0$Build-2</meta:generator>
    <meta:document-statistic meta:object-count="86"/>
  </office:meta>
</office:document-meta>
</file>